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cm" svg:height="5cm" svg:x="3cm" svg:y="2cm">
          <text:p text:style-name="P1">D-TLB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draw:layer="layout" svg:width="3.9cm" svg:height="3.3cm" svg:x="10.7cm" svg:y="4.9cm">
          <text:p text:style-name="P1">D-Cache-1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draw:layer="layout" svg:width="3.9cm" svg:height="3.3cm" svg:x="22.9cm" svg:y="2.1cm">
          <text:p text:style-name="P1">Cache-2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2" draw:text-style-name="P1" draw:layer="layout" svg:x1="7cm" svg:y1="6.5cm" svg:x2="10.7cm" svg:y2="6.5cm">
          <text:p/>
        </draw:line>
        <draw:frame draw:style-name="gr3" draw:layer="layout" svg:width="1.383cm" svg:height="0.963cm" svg:x="6.9cm" svg:y="2.1cm">
          <draw:text-box>
            <text:p>pfn</text:p>
          </draw:text-box>
        </draw:frame>
        <draw:frame draw:style-name="gr3" draw:layer="layout" svg:width="2.229cm" svg:height="0.963cm" svg:x="8.601cm" svg:y="5.601cm">
          <draw:text-box>
            <text:p>tagset</text:p>
          </draw:text-box>
        </draw:frame>
        <draw:line draw:style-name="gr2" draw:text-style-name="P1" draw:layer="layout" svg:x1="7cm" svg:y1="3cm" svg:x2="22.5cm" svg:y2="3cm">
          <text:p/>
        </draw:line>
        <draw:frame draw:style-name="gr3" draw:layer="layout" svg:width="1.383cm" svg:height="0.963cm" svg:x="6.901cm" svg:y="5.601cm">
          <draw:text-box>
            <text:p>pfn</text:p>
          </draw:text-box>
        </draw:frame>
        <draw:frame draw:style-name="gr3" draw:layer="layout" svg:width="2.229cm" svg:height="0.963cm" svg:x="20.302cm" svg:y="2.102cm">
          <draw:text-box>
            <text:p>tagset</text:p>
          </draw:text-box>
        </draw:frame>
        <draw:frame draw:style-name="gr3" draw:layer="layout" svg:width="1.768cm" svg:height="0.963cm" svg:x="11.732cm" svg:y="8.237cm">
          <draw:text-box>
            <text:p>LRU</text:p>
          </draw:text-box>
        </draw:frame>
        <draw:frame draw:style-name="gr3" draw:text-style-name="P1" draw:layer="layout" svg:width="4.367cm" svg:height="1.675cm" svg:x="22.932cm" svg:y="5.438cm">
          <draw:text-box>
            <text:p text:style-name="P1">прямого<text:line-break/>отображения</text:p>
          </draw:text-box>
        </draw:frame>
        <draw:custom-shape draw:style-name="gr1" draw:text-style-name="P1" draw:layer="layout" svg:width="4.6cm" svg:height="3.3cm" svg:x="16.9cm" svg:y="3.7cm">
          <text:p text:style-name="P1">VictimBuffer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3" draw:layer="layout" svg:width="1.954cm" svg:height="0.963cm" svg:x="17.932cm" svg:y="7.037cm">
          <draw:text-box>
            <text:p>FIFO</text:p>
          </draw:text-box>
        </draw:frame>
        <draw:line draw:style-name="gr2" draw:text-style-name="P1" draw:layer="layout" svg:x1="7.001cm" svg:y1="4.501cm" svg:x2="16.5cm" svg:y2="4.5cm">
          <text:p/>
        </draw:line>
        <draw:frame draw:style-name="gr3" draw:layer="layout" svg:width="2.229cm" svg:height="0.963cm" svg:x="14.802cm" svg:y="3.602cm">
          <draw:text-box>
            <text:p>tagset</text:p>
          </draw:text-box>
        </draw:frame>
        <draw:frame draw:style-name="gr3" draw:layer="layout" svg:width="1.383cm" svg:height="0.963cm" svg:x="6.902cm" svg:y="3.602cm">
          <draw:text-box>
            <text:p>pf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8-21T00:08:06.48</meta:creation-date>
    <dc:date>2009-08-21T15:23:17.56</dc:date>
    <dc:creator>Евгений Корныхин</dc:creator>
    <meta:editing-duration>PT00H27M56S</meta:editing-duration>
    <meta:editing-cycles>3</meta:editing-cycles>
    <meta:generator>OpenOffice.org/3.1$Win32 OpenOffice.org_project/310m11$Build-9399</meta:generator>
    <meta:document-statistic meta:object-count="16"/>
  </office:meta>
</office:document-meta>
</file>